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OP Summer 2012 Mongolia Itinerary</text:p>
      <text:p text:style-name="P2">On June 20<text:span text:style-name="T1">th</text:span>, Claire Bucholz and I will depart <text:s/>Boston for Ulaanbaatar, Mongolia</text:p>
      <text:p text:style-name="P2">We will stay in Ulaanbaatar for 2 or 3 days gathering supplies.</text:p>
      <text:p text:style-name="P2">We will then depart for Altai, Mongolia. We will be performing fieldwork in the Dariv mountain range near Altai. </text:p>
      <text:p text:style-name="P2">We may also travel to Hovd, Mongolia to visit another mountain range near there.</text:p>
      <text:p text:style-name="P2">On August 14<text:span text:style-name="T1">th</text:span>, we will return to Ulaanbaatar, Mongolia.</text:p>
      <text:p text:style-name="P2">On August 17<text:span text:style-name="T1">th</text:span>, we will depart Mongolia.</text:p>
      <text:p text:style-name="P2"/>
      <text:p text:style-name="P2">I will be traveling with:</text:p>
      <text:p text:style-name="P2"><text:tab/>Claire Bucholz (Oliver Jagoutz's graduate student)</text:p>
      <text:p text:style-name="P2"><text:tab/>a Mongolian driver</text:p>
      <text:p text:style-name="P2"><text:tab/>a Mongolian student from the Mongolian University of Science and Technology</text:p>
      <text:p text:style-name="P2"><text:tab/>Dr. Max W. Schmidt (a professor at ETH Zurich)</text:p>
      <text:p text:style-name="P2"><text:tab/>Omar Gianola (phd student of Max's).</text:p>
      <text:p text:style-name="P2"/>
      <text:p text:style-name="P2"/>
      <text:p text:style-name="P2">Emergency Contact Info:</text:p>
      <text:p text:style-name="P2">In Mongolia:</text:p>
      <text:p text:style-name="P2"><text:tab/>Lkhagva-Ochir Said (Ochir) (works in Mongolia for a mining company)</text:p>
      <text:p text:style-name="P2"><text:tab/><text:tab/>lchagwaa@gmail.com</text:p>
      <text:p text:style-name="P2"><text:tab/><text:tab/>skype: lkhagva-ochir</text:p>
      <text:p text:style-name="P2"><text:tab/>or</text:p>
      <text:p text:style-name="P2"><text:tab/>Uyanga Bold (graduate student at Harvard from Mongolia, Ochir’s wife)</text:p>
      <text:p text:style-name="P2"><text:tab/><text:tab/>ubold@fas.harvard.edu</text:p>
      <text:p text:style-name="P2"><text:tab/>or</text:p>
      <text:p text:style-name="P2"><text:tab/>Oyungerei Sambuu (Uyanga’s mother, professor at MUST)</text:p>
      <text:p text:style-name="P2"><text:tab/><text:tab/>oyunas@must.edu.mn</text:p>
      <text:p text:style-name="P2"><text:tab/><text:tab/>oyuna_s@yahoo.com</text:p>
      <text:p text:style-name="P2"><text:tab/><text:tab/>Phone: 99077637</text:p>
      <text:p text:style-name="P2"><text:tab/><text:tab/>Address: 25-24, 3rd khoroo, 2nd microdistrict, Bayangol district, Ulaanbaatar, Mongolia</text:p>
      <text:p text:style-name="P2"/>
      <text:p text:style-name="P2">We will be conducting fieldwork in partnership with the Mongolian University of Science and Technology</text:p>
      <text:p text:style-name="P2">Address:</text:p>
      <text:p text:style-name="P2"><text:tab/>Main Campus of MUST, Baga Toiruu 34, Sukhbaabat</text:p>
      <text:p text:style-name="P2"><text:tab/>District, Ulaanbaatar, Mongolia</text:p>
      <text:p text:style-name="P2"><text:tab/>Postal:</text:p>
      <text:p text:style-name="P2"><text:tab/>P.O.Box 46/520, Ulaanbaatar 210646, Mongolia</text:p>
      <text:p text:style-name="P2"><text:tab/>Website: http://www.must.edu.mn</text:p>
      <text:p text:style-name="P2"><text:tab/>Email: ico@must.edu.mn</text:p>
      <text:p text:style-name="P2"><text:tab/>Tel: +(976)-11-324590</text:p>
      <text:p text:style-name="P2"><text:tab/>Fax: +(976)-11-326409 or +(976)-11-324121</text:p>
      <text:p text:style-name="P2">US Embassy in Ulaanbaatar Information:</text:p>
      <text:p text:style-name="P2"><text:tab/>In case of emergency:</text:p>
      <text:p text:style-name="P2"><text:tab/>976-11-329-095</text:p>
      <text:p text:style-name="P2"><text:tab/>99114168</text:p>
      <text:p text:style-name="P2"><text:tab/>976-99114168</text:p>
      <text:p text:style-name="P2"><text:tab/>Email: UlaanbaatarACS@state.gov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bent </meta:initial-creator>
    <meta:creation-date>2012-05-15T17:50:55</meta:creation-date>
    <meta:document-statistic meta:table-count="0" meta:image-count="0" meta:object-count="0" meta:page-count="1" meta:paragraph-count="43" meta:word-count="228" meta:character-count="1685"/>
    <dc:date>2012-05-15T18:10:48</dc:date>
    <dc:creator>tbent </dc:creator>
    <meta:editing-duration>PT2M15S</meta:editing-duration>
    <meta:editing-cycles>1</meta:editing-cycles>
    <meta:generator>LibreOffice/3.3$Unix LibreOffice_project/330m19$Build-401</meta:generator>
  </office:meta>
</office:document-meta>
</file>